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654" officeooo:paragraph-rsid="001d0654"/>
    </style:style>
    <style:style style:name="P2" style:family="paragraph" style:parent-style-name="Standard">
      <style:text-properties officeooo:rsid="001e9584" officeooo:paragraph-rsid="001e9584"/>
    </style:style>
    <style:style style:name="P3" style:family="paragraph" style:parent-style-name="Standard">
      <style:text-properties officeooo:paragraph-rsid="001e9584"/>
    </style:style>
    <style:style style:name="P4" style:family="paragraph" style:parent-style-name="Standard">
      <style:text-properties officeooo:rsid="0026af27" officeooo:paragraph-rsid="0026af27"/>
    </style:style>
    <style:style style:name="P5" style:family="paragraph" style:parent-style-name="Standard">
      <style:text-properties officeooo:paragraph-rsid="0026af27"/>
    </style:style>
    <style:style style:name="P6" style:family="paragraph" style:parent-style-name="Standard">
      <style:text-properties officeooo:rsid="0026af27" officeooo:paragraph-rsid="0026af27"/>
    </style:style>
    <style:style style:name="P7" style:family="paragraph" style:parent-style-name="Standard">
      <style:text-properties officeooo:paragraph-rsid="0026af27"/>
    </style:style>
    <style:style style:name="P8" style:family="paragraph" style:parent-style-name="Standard">
      <style:text-properties officeooo:rsid="002ad16c" officeooo:paragraph-rsid="002ad16c"/>
    </style:style>
    <style:style style:name="P9" style:family="paragraph" style:parent-style-name="Standard">
      <style:text-properties officeooo:paragraph-rsid="002ad16c"/>
    </style:style>
    <style:style style:name="T1" style:family="text">
      <style:text-properties officeooo:rsid="001d0654"/>
    </style:style>
    <style:style style:name="T2" style:family="text">
      <style:text-properties officeooo:rsid="0026af27"/>
    </style:style>
    <style:style style:name="T3" style:family="text">
      <style:text-properties fo:color="#ffffff" loext:opacity="100%" style:font-name="JetBrains Mono" fo:font-size="15pt" fo:font-style="normal" fo:font-weight="normal" style:font-size-asian="15pt" style:font-style-asian="normal" style:font-weight-asian="normal"/>
    </style:style>
    <style:style style:name="T4" style:family="text">
      <style:text-properties fo:color="#ffffff" loext:opacity="100%" style:font-name="Liberation Serif" fo:font-size="15pt" fo:font-style="normal" fo:font-weight="normal" style:font-size-asian="15pt" style:font-style-asian="normal" style:font-weight-asian="normal"/>
    </style:style>
    <style:style style:name="T5" style:family="text">
      <style:text-properties fo:color="#ffffff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color="#ebebeb" loext:opacity="100%" style:font-name="JetBrains Mono" fo:font-size="15pt" fo:font-style="normal" fo:font-weight="normal" style:font-size-asian="15pt" style:font-style-asian="normal" style:font-weight-asian="normal"/>
    </style:style>
    <style:style style:name="T7" style:family="text">
      <style:text-properties fo:color="#ebebeb" loext:opacity="100%" style:font-name="JetBrains Mono" fo:font-size="15pt" fo:font-style="italic" fo:font-weight="normal" style:font-size-asian="15pt" style:font-style-asian="italic" style:font-weight-asian="normal"/>
    </style:style>
    <style:style style:name="T8" style:family="text">
      <style:text-properties fo:color="#ebebeb" loext:opacity="100%" style:font-name="Liberation Serif" fo:font-size="15pt" fo:font-style="normal" fo:font-weight="normal" style:font-size-asian="15pt" style:font-style-asian="normal" style:font-weight-asian="normal"/>
    </style:style>
    <style:style style:name="T9" style:family="text">
      <style:text-properties fo:color="#ebebeb" loext:opacity="100%" style:font-name="Liberation Serif" fo:font-size="15pt" fo:font-style="italic" fo:font-weight="normal" style:font-size-asian="15pt" style:font-style-asian="italic" style:font-weight-asian="normal"/>
    </style:style>
    <style:style style:name="T10" style:family="text">
      <style:text-properties fo:color="#ebebeb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fo:color="#ebebeb" loext:opacity="100%" style:font-name="Liberation Serif" fo:font-size="12pt" fo:font-style="italic" fo:font-weight="normal" style:font-size-asian="12pt" style:font-style-asian="italic" style:font-weight-asian="normal" style:font-size-complex="12pt"/>
    </style:style>
    <style:style style:name="T12" style:family="text">
      <style:text-properties fo:color="#ed864a" loext:opacity="100%" style:font-name="JetBrains Mono" fo:font-size="15pt" fo:font-style="normal" fo:font-weight="bold" style:font-size-asian="15pt" style:font-style-asian="normal" style:font-weight-asian="bold"/>
    </style:style>
    <style:style style:name="T13" style:family="text">
      <style:text-properties fo:color="#ed864a" loext:opacity="100%" style:font-name="Liberation Serif" fo:font-size="15pt" fo:font-style="normal" fo:font-weight="bold" style:font-size-asian="15pt" style:font-style-asian="normal" style:font-weight-asian="bold"/>
    </style:style>
    <style:style style:name="T14" style:family="text">
      <style:text-properties fo:color="#ed864a" loext:opacity="100%" style:font-name="Liberation Serif" fo:font-size="12pt" fo:font-style="normal" fo:font-weight="bold" style:font-size-asian="12pt" style:font-style-asian="normal" style:font-weight-asian="bold" style:font-size-complex="12pt"/>
    </style:style>
    <style:style style:name="T15" style:family="text">
      <style:text-properties officeooo:rsid="001e9584"/>
    </style:style>
    <style:style style:name="T16" style:family="text">
      <style:text-properties fo:color="#000000" loext:opacity="100%" style:font-name="Liberation Serif" fo:font-size="12pt" officeooo:rsid="0026af27" style:font-size-asian="12pt" style:font-size-complex="12pt"/>
    </style:style>
    <style:style style:name="T17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loext:opacity="100%" style:font-name="Liberation Serif" fo:font-size="12pt" fo:font-style="normal" fo:font-weight="bold" style:font-size-asian="12pt" style:font-style-asian="normal" style:font-weight-asian="bold" style:font-size-complex="12pt"/>
    </style:style>
    <style:style style:name="T19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0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color="#000000" loext:opacity="100%" style:font-name="Liberation Serif" fo:font-size="12pt" fo:font-style="normal" fo:font-weight="bold" style:font-size-asian="12pt" style:font-style-asian="normal" style:font-weight-asian="bold" style:font-size-complex="12pt"/>
    </style:style>
    <style:style style:name="T22" style:family="text">
      <style:text-properties fo:color="#000000" loext:opacity="100%" style:font-name="Liberation Serif" fo:font-size="12pt" fo:font-style="italic" fo:font-weight="normal" style:font-size-asian="12pt" style:font-style-asian="italic" style:font-weight-asian="normal" style:font-size-complex="12pt"/>
    </style:style>
    <style:style style:name="T23" style:family="text">
      <style:text-properties officeooo:rsid="0027913c"/>
    </style:style>
    <style:style style:name="T24" style:family="text">
      <style:text-properties officeooo:rsid="002ad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ARRAYS</text:span></text:p>
      <text:p text:style-name="Standard"/>
      <text:p text:style-name="P1">-Desordenar array aleatoriamente → suffle , usar array con integer []</text:p>
      <text:p text:style-name="P1">-Ordenar array de mayor a menor → array sort()</text:p>
      <text:p text:style-name="P1">-Ordenar array menor a mayor → integer array , array sort (reverse number)</text:p>
      <text:p text:style-name="P1">-Recorrer array → bucle for each </text:p>
      <text:p text:style-name="P2">-Usuario rellena array → creamos array , pedimos al usuario la longitud ( array = longitud usuario)<text:line-break/>for i&lt; length { array[i] = leer}­</text:p>
      <text:p text:style-name="P2">-Copia array → igualar un array a otro / <text:bookmark-start text:name="__DdeLink__22_2665178087"/>Arrays.copyOf(nombrearray Original , longitud nuevo)<text:bookmark-end text:name="__DdeLink__22_2665178087"/></text:p>
      <text:p text:style-name="P2">-Busqueda en array ordenado → Arrays.binarySearch(nombreArray, valorABuscar);</text:p>
      <text:p text:style-name="P3"><text:span text:style-name="T15">-</text:span><text:span text:style-name="T2">Rellena usuario sin saber longitud →</text:span><text:span text:style-name="T16"> </text:span><text:span text:style-name="T17">ArrayList&lt;Integer&gt; sueldos = new ArrayList&lt;&gt;()</text:span><text:span text:style-name="T18">;</text:span></text:p>
      <text:p text:style-name="P4">Crear variable , variable.add(nombre array)</text:p>
      <text:p text:style-name="P4">-Maximos y minimos →variable = collections.max(array o lista) </text:p>
      <text:p text:style-name="P5">-<text:span text:style-name="T2">Media de elementos → for ( variable : array) suma+=</text:span><text:span text:style-name="T23">variable</text:span><text:span text:style-name="T2"> , return suma/array.size</text:span></text:p>
      <text:p text:style-name="P5">-<text:span text:style-name="T2">Escribir elementos → for (variable: array) sout</text:span></text:p>
      <text:p text:style-name="P9"><text:span text:style-name="T24">-Fusionar 2 arrays y que se ordenen automatico </text:span><text:span text:style-name="T17">IntStream</text:span><text:span text:style-name="T17">.</text:span><text:span text:style-name="T22">concat</text:span><text:span text:style-name="T17">(</text:span><text:span text:style-name="T17">IntStream</text:span><text:span text:style-name="T17">.</text:span><text:span text:style-name="T22">of</text:span><text:span text:style-name="T17">(</text:span><text:span text:style-name="T17">array1</text:span><text:span text:style-name="T17">)</text:span><text:span text:style-name="T18">, </text:span><text:span text:style-name="T17">IntStream</text:span><text:span text:style-name="T17">.</text:span><text:span text:style-name="T22">of</text:span><text:span text:style-name="T17">(</text:span><text:span text:style-name="T17">array2</text:span><text:span text:style-name="T17">)).sorted().toArray()</text:span><text:span text:style-name="T18">;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20:08:40.201316983</meta:creation-date>
    <dc:date>2025-01-05T14:40:32.942742481</dc:date>
    <meta:editing-duration>PT2H55M25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140" meta:character-count="987" meta:non-whitespace-character-count="854"/>
  </office:meta>
</office:document-meta>
</file>